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Game of lif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strun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Workers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numberIteration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00">
            <text:p>1000000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000">
            <text:p>10000000</text:p>
          </table:table-cell>
          <table:table-cell office:value-type="float" office:value="9999999">
            <text:p>99999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/>
          <table:table-cell office:value-type="float" office:value="457938">
            <text:p>4579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0000">
            <text:p>100000</text:p>
          </table:table-cell>
          <table:table-cell/>
          <table:table-cell office:value-type="float" office:value="457939">
            <text:p>457939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/>
          <table:table-cell office:value-type="float" office:value="457940">
            <text:p>45794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/>
          <table:table-cell office:value-type="float" office:value="457941">
            <text:p>4579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/>
          <table:table-cell office:value-type="float" office:value="457942">
            <text:p>4579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457948">
            <text:p>4579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457949">
            <text:p>4579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457950">
            <text:p>4579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000">
            <text:p>300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7000">
            <text:p>7000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000">
            <text:p>80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000">
            <text:p>9000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1000">
            <text:p>100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70000">
            <text:p>70000</text:p>
          </table:table-cell>
          <table:table-cell office:value-type="float" office:value="1000">
            <text:p>100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0000">
            <text:p>80000</text:p>
          </table:table-cell>
          <table:table-cell office:value-type="float" office:value="1000">
            <text:p>100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0000">
            <text:p>9000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0000">
            <text:p>20000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0000">
            <text:p>300000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0000">
            <text:p>400000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0000">
            <text:p>500000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0000">
            <text:p>600000</text:p>
          </table:table-cell>
          <table:table-cell office:value-type="float" office:value="103">
            <text:p>10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0000">
            <text:p>700000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0000">
            <text:p>800000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0000">
            <text:p>900000</text:p>
          </table:table-cell>
          <table:table-cell office:value-type="float" office:value="472">
            <text:p>472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terations</text:p>
          </table:table-cell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2">
            <text:p>22</text:p>
          </table:table-cell>
          <table:table-cell/>
          <table:table-cell>
            <draw:frame table:end-cell-address="Sheet2.H15" table:end-x="0.2063in" table:end-y="0.1457in" draw:z-index="0" draw:style-name="gr1" svg:width="3.7114in" svg:height="2.4193in" svg:x="0.0508in" svg:y="0.0291in">
              <draw:object draw:notify-on-update-of-ranges="Sheet2.A1:Sheet2.A1 Sheet2.A2:Sheet2.A11 Sheet2.B1:Sheet2.B1 Sheet2.B2:Sheet2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iterations</text:p>
          </table:table-cell>
          <table:table-cell office:value-type="string">
            <text:p>iterations/time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table:formula="of:=[.A2]/[.B2]" office:value-type="float" office:value="4545.45454545455">
            <text:p>4545.45</text:p>
          </table:table-cell>
          <table:table-cell table:number-columns-repeated="2"/>
        </table:table-row>
        <table:table-row table:style-name="ro1">
          <table:table-cell office:value-type="float" office:value="200000">
            <text:p>200000</text:p>
          </table:table-cell>
          <table:table-cell table:formula="of:=[.A3]/[.B3]" office:value-type="float" office:value="7407.40740740741">
            <text:p>7407.41</text:p>
          </table:table-cell>
          <table:table-cell table:number-columns-repeated="2"/>
        </table:table-row>
        <table:table-row table:style-name="ro1">
          <table:table-cell office:value-type="float" office:value="300000">
            <text:p>300000</text:p>
          </table:table-cell>
          <table:table-cell table:formula="of:=[.A4]/[.B4]" office:value-type="float" office:value="3571.42857142857">
            <text:p>3571.43</text:p>
          </table:table-cell>
          <table:table-cell/>
          <table:table-cell>
            <draw:frame table:end-cell-address="Sheet2.I32" table:end-x="0.1299in" table:end-y="0.1386in" draw:z-index="1" draw:style-name="gr1" svg:width="4.4925in" svg:height="2.7555in" svg:x="0.0827in" svg:y="0.0398in">
              <draw:object draw:notify-on-update-of-ranges="Sheet2.A14:Sheet2.A14 Sheet2.A15:Sheet2.A24 Sheet2.B14:Sheet2.B14 Sheet2.B15:Sheet2.B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400000">
            <text:p>400000</text:p>
          </table:table-cell>
          <table:table-cell table:formula="of:=[.A5]/[.B5]" office:value-type="float" office:value="4166.66666666667">
            <text:p>4166.67</text:p>
          </table:table-cell>
          <table:table-cell table:number-columns-repeated="2"/>
        </table:table-row>
        <table:table-row table:style-name="ro1">
          <table:table-cell office:value-type="float" office:value="500000">
            <text:p>500000</text:p>
          </table:table-cell>
          <table:table-cell table:formula="of:=[.A6]/[.B6]" office:value-type="float" office:value="4347.82608695652">
            <text:p>4347.83</text:p>
          </table:table-cell>
          <table:table-cell table:number-columns-repeated="2"/>
        </table:table-row>
        <table:table-row table:style-name="ro1">
          <table:table-cell office:value-type="float" office:value="600000">
            <text:p>600000</text:p>
          </table:table-cell>
          <table:table-cell table:formula="of:=[.A7]/[.B7]" office:value-type="float" office:value="5825.2427184466">
            <text:p>5825.24</text:p>
          </table:table-cell>
          <table:table-cell table:number-columns-repeated="2"/>
        </table:table-row>
        <table:table-row table:style-name="ro1">
          <table:table-cell office:value-type="float" office:value="700000">
            <text:p>700000</text:p>
          </table:table-cell>
          <table:table-cell table:formula="of:=[.A8]/[.B8]" office:value-type="float" office:value="3626.94300518135">
            <text:p>3626.94</text:p>
          </table:table-cell>
          <table:table-cell table:number-columns-repeated="2"/>
        </table:table-row>
        <table:table-row table:style-name="ro1">
          <table:table-cell office:value-type="float" office:value="800000">
            <text:p>800000</text:p>
          </table:table-cell>
          <table:table-cell table:formula="of:=[.A9]/[.B9]" office:value-type="float" office:value="7547.16981132076">
            <text:p>7547.17</text:p>
          </table:table-cell>
          <table:table-cell table:number-columns-repeated="2"/>
        </table:table-row>
        <table:table-row table:style-name="ro1">
          <table:table-cell office:value-type="float" office:value="900000">
            <text:p>900000</text:p>
          </table:table-cell>
          <table:table-cell table:formula="of:=[.A10]/[.B10]" office:value-type="float" office:value="1906.77966101695">
            <text:p>1906.78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table:formula="of:=[.A11]/[.B11]" office:value-type="float" office:value="7299.2700729927">
            <text:p>7299.27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gridY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>
            <draw:frame table:end-cell-address="Sheet3.G19" table:end-x="0.1197in" table:end-y="0.0315in" draw:z-index="0" draw:style-name="gr1" svg:width="3.1441in" svg:height="2.7504in" svg:x="0.5315in" svg:y="0.115in">
              <draw:object draw:notify-on-update-of-ranges="Sheet3.A1:Sheet3.A1 Sheet3.A2:Sheet3.A9 Sheet3.B1:Sheet3.B1 Sheet3.B2:Sheet3.B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/>
        </table:table-row>
      </table:table>
      <table:table table:name="Sheet4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gridY</text:p>
          </table:table-cell>
          <table:table-cell office:value-type="string">
            <text:p>time</text:p>
          </table:table-cell>
          <table:table-cell table:number-columns-repeated="5"/>
          <table:table-cell>
            <draw:frame table:end-cell-address="Sheet4.L16" table:end-x="0.3252in" table:end-y="0.0937in" draw:z-index="0" draw:style-name="gr1" svg:width="3.1441in" svg:height="2.7504in" svg:x="0.7374in" svg:y="0in">
              <draw:object draw:notify-on-update-of-ranges="Sheet4.A1:Sheet4.A1 Sheet4.A2:Sheet4.A9 Sheet4.B1:Sheet4.B1 Sheet4.B2:Sheet4.B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gridY</text:p>
          </table:table-cell>
          <table:table-cell office:value-type="string">
            <text:p>gridY/time</text:p>
          </table:table-cell>
          <table:table-cell/>
          <table:table-cell>
            <draw:frame table:end-cell-address="Sheet4.G30" table:end-x="0.5858in" table:end-y="0.1043in" draw:z-index="1" draw:style-name="gr1" svg:width="3.1441in" svg:height="2.7508in" svg:x="0.1087in" svg:y="0.0102in">
              <draw:object draw:notify-on-update-of-ranges="Sheet4.A15:Sheet4.A15 Sheet4.A16:Sheet4.A23 Sheet4.B15:Sheet4.B15 Sheet4.B16:Sheet4.B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000">
            <text:p>20000</text:p>
          </table:table-cell>
          <table:table-cell table:style-name="ce1" table:formula="of:=[.A2]/[.B2]" office:value-type="float" office:value="1818.18181818182">
            <text:p>1818.18</text:p>
          </table:table-cell>
          <table:table-cell table:number-columns-repeated="6"/>
        </table:table-row>
        <table:table-row table:style-name="ro1">
          <table:table-cell office:value-type="float" office:value="30000">
            <text:p>30000</text:p>
          </table:table-cell>
          <table:table-cell table:style-name="ce1" table:formula="of:=[.A3]/[.B3]" office:value-type="float" office:value="2500">
            <text:p>2500.00</text:p>
          </table:table-cell>
          <table:table-cell table:number-columns-repeated="6"/>
        </table:table-row>
        <table:table-row table:style-name="ro1">
          <table:table-cell office:value-type="float" office:value="40000">
            <text:p>40000</text:p>
          </table:table-cell>
          <table:table-cell table:style-name="ce1" table:formula="of:=[.A4]/[.B4]" office:value-type="float" office:value="2857.14285714286">
            <text:p>2857.1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table:style-name="ce1" table:formula="of:=[.A5]/[.B5]" office:value-type="float" office:value="3125">
            <text:p>3125.00</text:p>
          </table:table-cell>
          <table:table-cell table:number-columns-repeated="6"/>
        </table:table-row>
        <table:table-row table:style-name="ro1">
          <table:table-cell office:value-type="float" office:value="60000">
            <text:p>60000</text:p>
          </table:table-cell>
          <table:table-cell table:style-name="ce1" table:formula="of:=[.A6]/[.B6]" office:value-type="float" office:value="3333.33333333333">
            <text:p>3333.33</text:p>
          </table:table-cell>
          <table:table-cell table:number-columns-repeated="6"/>
        </table:table-row>
        <table:table-row table:style-name="ro1">
          <table:table-cell office:value-type="float" office:value="70000">
            <text:p>70000</text:p>
          </table:table-cell>
          <table:table-cell table:style-name="ce1" table:formula="of:=[.A7]/[.B7]" office:value-type="float" office:value="3333.33333333333">
            <text:p>3333.33</text:p>
          </table:table-cell>
          <table:table-cell table:number-columns-repeated="6"/>
        </table:table-row>
        <table:table-row table:style-name="ro1">
          <table:table-cell office:value-type="float" office:value="80000">
            <text:p>80000</text:p>
          </table:table-cell>
          <table:table-cell table:style-name="ce1" table:formula="of:=[.A8]/[.B8]" office:value-type="float" office:value="3333.33333333333">
            <text:p>3333.33</text:p>
          </table:table-cell>
          <table:table-cell table:number-columns-repeated="6"/>
        </table:table-row>
        <table:table-row table:style-name="ro1">
          <table:table-cell office:value-type="float" office:value="90000">
            <text:p>90000</text:p>
          </table:table-cell>
          <table:table-cell table:style-name="ce1" table:formula="of:=[.A9]/[.B9]" office:value-type="float" office:value="2250">
            <text:p>2250.0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00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lfgang Huettinger</meta:initial-creator>
    <meta:creation-date>2010-04-15T14:38:42</meta:creation-date>
    <dc:date>2010-04-16T00:57:32</dc:date>
    <dc:creator>Wolfgang </dc:creator>
    <meta:editing-duration>PT02H35M52S</meta:editing-duration>
    <meta:editing-cycles>10</meta:editing-cycles>
    <meta:generator>OpenOffice.org/3.1$Unix OpenOffice.org_project/310m19$Build-9420</meta:generator>
    <meta:document-statistic meta:table-count="4" meta:cell-count="35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pline-resolution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9.428cm" svg:height="6.146cm" chart:class="chart:line" chart:style-name="ch1">
        <chart:legend chart:legend-position="end" svg:x="8.061cm" svg:y="2.791cm" chart:style-name="ch2"/>
        <chart:plot-area chart:style-name="ch3" table:cell-range-address="Sheet2.A1:Sheet2.B11" chart:data-source-has-labels="both" svg:x="0.188cm" svg:y="0.122cm" svg:width="7.686cm" svg:height="5.78cm">
          <chart:axis chart:dimension="x" chart:name="primary-x" chart:style-name="ch4">
            <chart:categories table:cell-range-address="Sheet2.A2:Sheet2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1" chart:label-cell-address="Sheet2.B1:Sheet2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1:Sheet2.B1">time</text:p>
              </table:table-cell>
            </table:table-row>
          </table:table-header-rows>
          <table:table-rows>
            <table:table-row>
              <table:table-cell office:value-type="string">
                <text:p text:id="Sheet2.A2:Sheet2.A11">100000</text:p>
              </table:table-cell>
              <table:table-cell office:value-type="float" office:value="22">
                <text:p text:id="Sheet2.B2:Sheet2.B11">22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0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000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000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000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pline-resolution="1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6.987cm" chart:class="chart:line" chart:style-name="ch1">
        <chart:legend chart:legend-position="end" svg:x="6.649cm" svg:y="3.211cm" chart:style-name="ch2"/>
        <chart:plot-area chart:style-name="ch3" table:cell-range-address="Sheet3.A1:Sheet3.B9" chart:data-source-has-labels="both" svg:x="0.159cm" svg:y="0.139cm" svg:width="6.332cm" svg:height="6.57cm">
          <chart:axis chart:dimension="x" chart:name="primary-x" chart:style-name="ch4">
            <chart:categories table:cell-range-address="Sheet3.A2:Sheet3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9" chart:label-cell-address="Sheet3.B1:Sheet3.B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B1:Sheet3.B1">time</text:p>
              </table:table-cell>
            </table:table-row>
          </table:table-header-rows>
          <table:table-rows>
            <table:table-row>
              <table:table-cell office:value-type="string">
                <text:p text:id="Sheet3.A2:Sheet3.A9">2000</text:p>
              </table:table-cell>
              <table:table-cell office:value-type="float" office:value="3">
                <text:p text:id="Sheet3.B2:Sheet3.B9">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pline-resolution="1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6.987cm" chart:class="chart:line" chart:style-name="ch1">
        <chart:legend chart:legend-position="end" svg:x="6.649cm" svg:y="3.211cm" chart:style-name="ch2"/>
        <chart:plot-area chart:style-name="ch3" table:cell-range-address="Sheet4.A1:Sheet4.B9" chart:data-source-has-labels="both" svg:x="0.159cm" svg:y="0.139cm" svg:width="6.332cm" svg:height="6.57cm">
          <chart:axis chart:dimension="x" chart:name="primary-x" chart:style-name="ch4">
            <chart:categories table:cell-range-address="Sheet4.A2:Sheet4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9" chart:label-cell-address="Sheet4.B1:Sheet4.B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4.B1:Sheet4.B1">time</text:p>
              </table:table-cell>
            </table:table-row>
          </table:table-header-rows>
          <table:table-rows>
            <table:table-row>
              <table:table-cell office:value-type="string">
                <text:p text:id="Sheet4.A2:Sheet4.A9">20000</text:p>
              </table:table-cell>
              <table:table-cell office:value-type="float" office:value="11">
                <text:p text:id="Sheet4.B2:Sheet4.B9">11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00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6.988cm" chart:class="chart:line" chart:style-name="ch1">
        <chart:legend chart:legend-position="end" svg:x="5.908cm" svg:y="3.212cm" chart:style-name="ch2"/>
        <chart:plot-area chart:style-name="ch3" table:cell-range-address="Sheet4.A15:Sheet4.B23" chart:data-source-has-labels="both" svg:x="0.159cm" svg:y="0.139cm" svg:width="5.591cm" svg:height="6.571cm">
          <chart:axis chart:dimension="x" chart:name="primary-x" chart:style-name="ch4">
            <chart:categories table:cell-range-address="Sheet4.A16:Sheet4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16:Sheet4.B23" chart:label-cell-address="Sheet4.B15:Sheet4.B1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4.B15:Sheet4.B15">gridY/time</text:p>
              </table:table-cell>
            </table:table-row>
          </table:table-header-rows>
          <table:table-rows>
            <table:table-row>
              <table:table-cell office:value-type="string">
                <text:p text:id="Sheet4.A16:Sheet4.A23">20000</text:p>
              </table:table-cell>
              <table:table-cell office:value-type="float" office:value="1818.18181818182">
                <text:p text:id="Sheet4.B16:Sheet4.B23">1818.1818181818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2857.14285714286">
                <text:p>2857.1428571428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string">
                <text:p>70000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string">
                <text:p>90000</text:p>
              </table:table-cell>
              <table:table-cell office:value-type="float" office:value="2250">
                <text:p>2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pline-resolution="1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1.412cm" svg:height="7cm" chart:class="chart:line" chart:style-name="ch1">
        <chart:legend chart:legend-position="end" svg:x="8.761cm" svg:y="3.218cm" chart:style-name="ch2"/>
        <chart:plot-area chart:style-name="ch3" table:cell-range-address="Sheet2.A14:Sheet2.B24" chart:data-source-has-labels="both" svg:x="0.228cm" svg:y="0.14cm" svg:width="8.306cm" svg:height="6.58cm">
          <chart:axis chart:dimension="x" chart:name="primary-x" chart:style-name="ch4">
            <chart:categories table:cell-range-address="Sheet2.A15:Sheet2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5:Sheet2.B24" chart:label-cell-address="Sheet2.B14:Sheet2.B1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14:Sheet2.B14">iterations/time</text:p>
              </table:table-cell>
            </table:table-row>
          </table:table-header-rows>
          <table:table-rows>
            <table:table-row>
              <table:table-cell office:value-type="string">
                <text:p text:id="Sheet2.A15:Sheet2.A24">100000</text:p>
              </table:table-cell>
              <table:table-cell office:value-type="float" office:value="4545.45454545455">
                <text:p text:id="Sheet2.B15:Sheet2.B24">4545.45454545455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7407.40740740741">
                <text:p>7407.40740740741</text:p>
              </table:table-cell>
            </table:table-row>
            <table:table-row>
              <table:table-cell office:value-type="string">
                <text:p>300000</text:p>
              </table:table-cell>
              <table:table-cell office:value-type="float" office:value="3571.42857142857">
                <text:p>3571.42857142857</text:p>
              </table:table-cell>
            </table:table-row>
            <table:table-row>
              <table:table-cell office:value-type="string">
                <text:p>400000</text:p>
              </table:table-cell>
              <table:table-cell office:value-type="float" office:value="4166.66666666667">
                <text:p>4166.66666666667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4347.82608695652">
                <text:p>4347.82608695652</text:p>
              </table:table-cell>
            </table:table-row>
            <table:table-row>
              <table:table-cell office:value-type="string">
                <text:p>600000</text:p>
              </table:table-cell>
              <table:table-cell office:value-type="float" office:value="5825.2427184466">
                <text:p>5825.2427184466</text:p>
              </table:table-cell>
            </table:table-row>
            <table:table-row>
              <table:table-cell office:value-type="string">
                <text:p>700000</text:p>
              </table:table-cell>
              <table:table-cell office:value-type="float" office:value="3626.94300518135">
                <text:p>3626.94300518135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7547.16981132076">
                <text:p>7547.16981132076</text:p>
              </table:table-cell>
            </table:table-row>
            <table:table-row>
              <table:table-cell office:value-type="string">
                <text:p>900000</text:p>
              </table:table-cell>
              <table:table-cell office:value-type="float" office:value="1906.77966101695">
                <text:p>1906.77966101695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7299.2700729927">
                <text:p>7299.27007299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